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B8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8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3.9132in" table:align="margins"/>
    </style:style>
    <style:style style:name="Táblázat39.A" style:family="table-column">
      <style:table-column-properties style:column-width="1.9563in" style:rel-column-width="32767*"/>
    </style:style>
    <style:style style:name="Táblázat39.B" style:family="table-column">
      <style:table-column-properties style:column-width="1.9569in" style:rel-column-width="32768*"/>
    </style:style>
    <style:style style:name="Táblázat39.A1" style:family="table-cell">
      <style:table-cell-properties fo:padding="0in" fo:border-left="0.05pt solid #000000" fo:border-right="none" fo:border-top="0.05pt solid #000000" fo:border-bottom="0.05pt solid #000000"/>
    </style:style>
    <style:style style:name="Táblázat39.B1" style:family="table-cell">
      <style:table-cell-properties fo:padding="0in" fo:border="0.05pt solid #000000"/>
    </style:style>
    <style:style style:name="Táblázat39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39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39" style:family="table">
      <style:table-properties style:width="3.9132in" table:align="margins"/>
    </style:style>
    <style:style style:name="Táblázat39.A" style:family="table-column">
      <style:table-column-properties style:column-width="1.9563in" style:rel-column-width="32767*"/>
    </style:style>
    <style:style style:name="Táblázat39.B" style:family="table-column">
      <style:table-column-properties style:column-width="1.9569in" style:rel-column-width="32768*"/>
    </style:style>
    <style:style style:name="Táblázat39.A1" style:family="table-cell">
      <style:table-cell-properties fo:padding="0in" fo:border-left="0.05pt solid #000000" fo:border-right="none" fo:border-top="0.05pt solid #000000" fo:border-bottom="0.05pt solid #000000"/>
    </style:style>
    <style:style style:name="Táblázat39.B1" style:family="table-cell">
      <style:table-cell-properties fo:padding="0in" fo:border="0.05pt solid #000000"/>
    </style:style>
    <style:style style:name="Táblázat39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39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40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1" style:family="paragraph" style:parent-style-name="_5b_RPG_5d__20_Táblázattartalom_20_-_20_saját_20_-_20_1">
      <style:paragraph-properties fo:text-align="start" style:justify-single-word="false"/>
      <style:text-properties fo:font-style="normal" fo:background-color="#ff0000" style:font-style-asian="normal" style:font-style-complex="normal"/>
    </style:style>
    <style:style style:name="P42" style:family="paragraph" style:parent-style-name="_5b_RPG_5d__20_Táblázattartalom_20_1">
      <style:text-properties fo:font-size="9pt" style:font-size-asian="9pt" style:font-size-complex="9pt"/>
    </style:style>
    <style:style style:name="P43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10.5pt" style:font-style-asian="normal" style:font-weight-asian="bold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9pt" fo:font-style="normal" fo:background-color="#ff9966" style:font-size-asian="10.5pt" style:font-style-asian="normal" style:font-style-complex="normal"/>
    </style:style>
    <style:style style:name="P46" style:family="paragraph" style:parent-style-name="_5b_RPG_5d__20_Táblázattartalom_20_1">
      <style:text-properties fo:background-color="transparent"/>
    </style:style>
    <style:style style:name="P47" style:family="paragraph" style:parent-style-name="Text_20_body">
      <style:text-properties fo:background-color="transparen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50" style:family="paragraph" style:parent-style-name="Text_20_body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5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7" style:family="paragraph" style:parent-style-name="Text_20_body">
      <style:paragraph-properties fo:margin-left="0in" fo:margin-right="0in" fo:text-indent="0in" style:auto-text-indent="false"/>
    </style:style>
    <style:style style:name="P58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9" style:family="paragraph" style:parent-style-name="Text_20_body">
      <style:text-properties fo:background-color="#ffcc99"/>
    </style:style>
    <style:style style:name="P60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64" style:family="paragraph" style:parent-style-name="Text_20_body">
      <style:paragraph-properties fo:margin-left="0.4925in" fo:margin-right="0in" fo:text-indent="0in" style:auto-text-indent="false"/>
    </style:style>
    <style:style style:name="P6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text-align="justify" style:justify-single-word="false"/>
    </style:style>
    <style:style style:name="P68" style:family="paragraph" style:parent-style-name="Text_20_body">
      <style:paragraph-properties fo:margin-left="0in" fo:margin-right="0in" fo:text-indent="0.0398in" style:auto-text-indent="false"/>
    </style:style>
    <style:style style:name="P6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3" style:family="paragraph" style:parent-style-name="Text_20_body">
      <style:text-properties officeooo:rsid="00050c5f" officeooo:paragraph-rsid="0005fff7"/>
    </style:style>
    <style:style style:name="P7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7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3">
      <style:text-properties fo:background-color="#ffffcc"/>
    </style:style>
    <style:style style:name="P80" style:family="paragraph" style:parent-style-name="Heading_20_3">
      <style:paragraph-properties fo:break-before="page"/>
      <style:text-properties fo:background-color="#ffffcc"/>
    </style:style>
    <style:style style:name="P81" style:family="paragraph" style:parent-style-name="Heading_20_4">
      <style:text-properties fo:font-style="italic" style:font-style-asian="italic" style:font-style-complex="italic"/>
    </style:style>
    <style:style style:name="P82" style:family="paragraph" style:parent-style-name="Heading_20_4">
      <style:paragraph-properties fo:break-before="page"/>
    </style:style>
    <style:style style:name="P83" style:family="paragraph" style:parent-style-name="Heading_20_4">
      <style:text-properties fo:font-weight="bold" fo:background-color="transparent" style:font-weight-asian="bold" style:font-weight-complex="bold"/>
    </style:style>
    <style:style style:name="P84" style:family="paragraph" style:parent-style-name="Heading_20_4">
      <style:text-properties fo:font-weight="bold" style:font-weight-asian="bold" style:font-weight-complex="bold"/>
    </style:style>
    <style:style style:name="P85" style:family="paragraph" style:parent-style-name="Heading_20_4">
      <style:text-properties fo:background-color="#ff9966"/>
    </style:style>
    <style:style style:name="P86" style:family="paragraph" style:parent-style-name="Heading_20_4">
      <style:paragraph-properties fo:keep-together="auto" fo:keep-with-next="auto"/>
    </style:style>
    <style:style style:name="P87" style:family="paragraph" style:parent-style-name="Heading_20_5">
      <style:text-properties fo:background-color="transparent"/>
    </style:style>
    <style:style style:name="P88" style:family="paragraph" style:parent-style-name="Heading_20_5">
      <style:paragraph-properties fo:break-before="page"/>
    </style:style>
    <style:style style:name="P89" style:family="paragraph" style:parent-style-name="Standard" style:list-style-name="L4"/>
    <style:style style:name="P90" style:family="paragraph" style:parent-style-name="Standard" style:list-style-name="L6"/>
    <style:style style:name="P91" style:family="paragraph" style:parent-style-name="Standard" style:list-style-name="L11"/>
    <style:style style:name="P92" style:family="paragraph" style:parent-style-name="Standard" style:list-style-name="L15"/>
    <style:style style:name="P93" style:family="paragraph" style:parent-style-name="Standard" style:list-style-name="L22"/>
    <style:style style:name="P94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95" style:family="paragraph" style:parent-style-name="Standard" style:list-style-name="L30"/>
    <style:style style:name="P96" style:family="paragraph" style:parent-style-name="Standard" style:list-style-name="L33"/>
    <style:style style:name="P97" style:family="paragraph" style:parent-style-name="Standard" style:list-style-name="L35"/>
    <style:style style:name="P98" style:family="paragraph" style:parent-style-name="Standard" style:list-style-name="L38"/>
    <style:style style:name="P99" style:family="paragraph" style:parent-style-name="Standard" style:list-style-name="L39"/>
    <style:style style:name="P100" style:family="paragraph" style:parent-style-name="Table_20_Contents" style:list-style-name="L23">
      <style:paragraph-properties fo:text-align="start" style:justify-single-word="false"/>
    </style:style>
    <style:style style:name="P101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102" style:family="paragraph" style:parent-style-name="Text_20_body" style:list-style-name="L1"/>
    <style:style style:name="P103" style:family="paragraph" style:parent-style-name="Text_20_body" style:list-style-name="L2"/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fo:background-color="#ff9966"/>
    </style:style>
    <style:style style:name="P106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107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108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9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10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11" style:family="paragraph" style:parent-style-name="Text_20_body" style:list-style-name="L5">
      <style:text-properties officeooo:rsid="000429b5" officeooo:paragraph-rsid="000429b5"/>
    </style:style>
    <style:style style:name="P112" style:family="paragraph" style:parent-style-name="Text_20_body" style:list-style-name="L7"/>
    <style:style style:name="P113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4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5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6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17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18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19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20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21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22" style:family="paragraph" style:parent-style-name="Text_20_body" style:list-style-name="L9">
      <style:text-properties style:use-window-font-color="true" loext:opacity="0%"/>
    </style:style>
    <style:style style:name="P123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24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25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26" style:family="paragraph" style:parent-style-name="Text_20_body" style:list-style-name="L10">
      <style:text-properties style:use-window-font-color="true" loext:opacity="0%"/>
    </style:style>
    <style:style style:name="P127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8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9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30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32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33" style:family="paragraph" style:parent-style-name="Text_20_body" style:list-style-name="L28">
      <style:text-properties style:use-window-font-color="true" loext:opacity="0%"/>
    </style:style>
    <style:style style:name="P134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35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36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37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8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9" style:family="paragraph" style:parent-style-name="Text_20_body" style:list-style-name="L12"/>
    <style:style style:name="P140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41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42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43" style:family="paragraph" style:parent-style-name="Text_20_body" style:list-style-name="L13"/>
    <style:style style:name="P144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45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46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7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8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49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50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51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52" style:family="paragraph" style:parent-style-name="Text_20_body" style:list-style-name="L21">
      <style:paragraph-properties fo:margin-left="0in" fo:margin-right="0in" fo:text-indent="0in" style:auto-text-indent="false"/>
    </style:style>
    <style:style style:name="P153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54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55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56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57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8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59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60" style:family="paragraph" style:parent-style-name="Text_20_body" style:list-style-name="L29">
      <style:paragraph-properties fo:margin-top="0in" fo:margin-bottom="0in" style:contextual-spacing="false"/>
    </style:style>
    <style:style style:name="P161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62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63" style:family="paragraph" style:parent-style-name="Text_20_body" style:list-style-name="L32"/>
    <style:style style:name="P164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65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66" style:family="paragraph" style:parent-style-name="Text_20_body" style:list-style-name="L33">
      <style:paragraph-properties fo:margin-left="0in" fo:margin-right="0in" fo:text-indent="0in" style:auto-text-indent="false"/>
    </style:style>
    <style:style style:name="P167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68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9" style:family="paragraph" style:parent-style-name="Text_20_body" style:list-style-name="L37"/>
    <style:style style:name="P170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71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72" style:family="paragraph" style:parent-style-name="Text_20_body" style:list-style-name="L40"/>
    <style:style style:name="P173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T37" style:family="text">
      <style:text-properties officeooo:rsid="000909a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Frissítve: 20<text:span text:style-name="T37">2</text:span><text:span text:style-name="T35">3</text:span>.<text:span text:style-name="T37">11</text:span>.<text:span text:style-name="T37">11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74">Karakteralkotás (fejlesztés)<text:tab/>3</text:p>
          <text:p text:style-name="P75">Problémák (megoldandók) (Karakteralkotás)<text:tab/>3</text:p>
          <text:p text:style-name="P75">TODO (kidolgozandók) (Karakteralkotás)<text:tab/>3</text:p>
          <text:p text:style-name="P74">Képzettségek (fejlesztés)<text:tab/>4</text:p>
          <text:p text:style-name="P75">Problémák (megoldandók) (képzettségek)<text:tab/>4</text:p>
          <text:p text:style-name="P76">Rejtőzés vs Észlelés - PROB_KEPZETTSEGEK_#8.<text:tab/>4</text:p>
          <text:p text:style-name="P76">Méregismeret - PROB_KEPZETTSEGEK_#22.<text:tab/>4</text:p>
          <text:p text:style-name="P75">TODO (kidolgozandók) (képzettségek)<text:tab/>4</text:p>
          <text:p text:style-name="P76">Képzettségek leírását kidolgozni – TODO_KEPZETTSEGEK_#22.<text:tab/>4</text:p>
          <text:p text:style-name="P76">Képzettségek kifejtői, képzetlen próba, biztos tudás - TODO_KEPZETTSEGEK_#3.<text:tab/>4</text:p>
          <text:p text:style-name="P76">Ellenpróbás szituációk fejezete - TODO_KEPZETTSEGEK_#7.<text:tab/>4</text:p>
          <text:p text:style-name="P76">Gyógyítás kidolgozása - TODO_KEPZETTSEGEK_#8.<text:tab/>5</text:p>
          <text:p text:style-name="P76">Írástudó - TODO_KEPZETTSEGEK_#9.<text:tab/>5</text:p>
          <text:p text:style-name="P74">Fortélyok (fejlesztés)<text:tab/>6</text:p>
          <text:p text:style-name="P75">Alapelvek fortélyok kidolgozásához<text:tab/>6</text:p>
          <text:p text:style-name="P76">Fortély „Táp kategóriák”<text:tab/>6</text:p>
          <text:p text:style-name="P76">Háttér fortélyok kidolgozása - TODO_FORTÉLY_#10<text:tab/>7</text:p>
          <text:p text:style-name="P74">Tradíciók (fejlesztés)<text:tab/>8</text:p>
          <text:p text:style-name="P75">TODO (Tradíciók)<text:tab/>8</text:p>
          <text:p text:style-name="P74">Harcrendszer (fejlesztés)<text:tab/>9</text:p>
          <text:p text:style-name="P75">Problémák (megoldandók) (harcrendszer)<text:tab/>9</text:p>
          <text:p text:style-name="P76">Testrészre támadás – PROB_HARC_#59.<text:tab/>9</text:p>
          <text:p text:style-name="P76">Nem harci sebződések – PROB_HARC_#57.<text:tab/>9</text:p>
          <text:p text:style-name="P76">Tapasztalati szint és Mágia célzása – PROB_HARC_#60.<text:tab/>9</text:p>
          <text:p text:style-name="P76">Harci helyzetek – PROB_HARC_#51.<text:tab/>10</text:p>
          <text:p text:style-name="P77">Rávetődés hátulról<text:tab/>10</text:p>
          <text:p text:style-name="P77">Mögékerülés<text:tab/>10</text:p>
          <text:p text:style-name="P77">Visszafogott csapás /Harc az ellenfél elfogásáért<text:tab/>11</text:p>
          <text:p text:style-name="P76">Garott használat - PROB_HARC_#11.<text:tab/>11</text:p>
          <text:p text:style-name="P75">TODO (kidolgozandók) (harcrendszer)<text:tab/>12</text:p>
          <text:p text:style-name="P76">Vértek, páncélok – TODO_HARC_#29.<text:tab/>12</text:p>
          <text:p text:style-name="P76">Pajzsok, Alkarvédők – TODO_HARC_#15.<text:tab/>13</text:p>
          <text:p text:style-name="P76">Hajítófegyverek – TODO_HARC_#32.<text:tab/>14</text:p>
          <text:p text:style-name="P77">Speciális fegyver hajítása<text:tab/>14</text:p>
          <text:p text:style-name="P77">Slan csillag<text:tab/>14</text:p>
          <text:p text:style-name="P76">Fegyverek – TODO_HARC_#27.<text:tab/>14</text:p>
          <text:p text:style-name="P77">Fegyverek minősége<text:tab/>14</text:p>
          <text:p text:style-name="P77">Konkrét fegyverek tulajdonságai<text:tab/>14</text:p>
          <text:p text:style-name="P77">Sebzés típusok, sebek jellege<text:tab/>15</text:p>
          <text:p text:style-name="P77">Harc egyedi fegyverekkel<text:tab/>16</text:p>
          <text:p text:style-name="P77">Hárítófegyverek<text:tab/>16</text:p>
          <text:p text:style-name="P76">Harci alakzatok kidolgozása – TODO_HARC_#62.<text:tab/>16</text:p>
          <text:p text:style-name="P76">Emberméret-módosító fegyveres harcban – TODO_HARC_#10.<text:tab/>16</text:p>
          <text:p text:style-name="P76">Átlagemberek szintje, értékei – TODO_HARC_#18.<text:tab/>16</text:p>
          <text:p text:style-name="P76">Megterheltség, kimerültség – TODO_HARC_#20.<text:tab/>16</text:p>
          <text:p text:style-name="P76">Manőverek – TODO_HARC_#33.<text:tab/>16</text:p>
          <text:p text:style-name="P76">Harci fortélyok – TODO_HARC_#35.<text:tab/>17</text:p>
          <text:p text:style-name="P76">Mozgási sebesség – TODO_HARC_#39.<text:tab/>17</text:p>
          <text:p text:style-name="P76">Távolsági harcrendszer – TODO_HARC_#36.<text:tab/>17</text:p>
          <text:p text:style-name="P76"><text:soft-page-break/>Védő Érték regenerálódása, tartós VÉ csökkenés – TODO_HARC_#60.<text:tab/>17</text:p>
          <text:p text:style-name="P76">Gyógyulás – TODO_HARC_#38.<text:tab/>18</text:p>
          <text:p text:style-name="P76">Lovas harc és fortélyaik – TODO_HARC_#31.<text:tab/>19</text:p>
          <text:p text:style-name="P77">Lovas roham<text:tab/>19</text:p>
          <text:p text:style-name="P77">Lovas támadás galoppból<text:tab/>19</text:p>
          <text:p text:style-name="P74">Érzékelés, észlelés (fejlesztés)<text:tab/>20</text:p>
          <text:p text:style-name="P75">TODO (Érzékelés, észlelés)<text:tab/>20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16753_1791843891"/>Karakteralkotás (fejlesztés)<text:bookmark-end text:name="__RefHeading___Toc16753_1791843891"/></text:h>
      <text:h text:style-name="P79" text:outline-level="3"><text:bookmark-start text:name="__RefHeading___Toc16755_1791843891"/>Problémák (megoldandók) (Karakteralkotás)<text:span text:style-name="T1"> </text:span><text:bookmark-end text:name="__RefHeading___Toc16755_1791843891"/></text:h>
      <text:p text:style-name="P47">-</text:p>
      <text:h text:style-name="P79" text:outline-level="3"><text:bookmark-start text:name="__RefHeading___Toc16757_1791843891"/>TODO (kidolgozandók) (Karakteralkotás)<text:bookmark-end text:name="__RefHeading___Toc16757_1791843891"/></text:h>
      <text:p text:style-name="Text_20_body">-</text:p>
      <text:p text:style-name="Text_20_body"/>
      <text:p text:style-name="Standard"/>
      <text:p text:style-name="Standard"/>
      <text:h text:style-name="P78" text:outline-level="1"><text:bookmark-start text:name="__RefHeading___Toc16759_1791843891"/>Képzettségek (fejlesztés)<text:bookmark-end text:name="__RefHeading___Toc16759_1791843891"/></text:h>
      <text:h text:style-name="P79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9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2620038037" text:style-name="L1">
        <text:list-item>
          <text:p text:style-name="P102"><text:soft-page-break/>Mi az alapeset</text:p>
        </text:list-item>
        <text:list-item>
          <text:p text:style-name="P102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1343187006" text:style-name="L2">
        <text:list-item>
          <text:p text:style-name="P103">Átfogó képzettség (része: Sebgyógyítás, Orvoslás)</text:p>
        </text:list-item>
        <text:list-item>
          <text:p text:style-name="P103">Kultúrkörhöz kötött (kuruzslók, stb)</text:p>
        </text:list-item>
        <text:list-item>
          <text:p text:style-name="P103">Nem lehet hatékonyabb a papi gyógyításnál</text:p>
        </text:list-item>
      </text:list>
      <text:p text:style-name="P1">TODO: kidolgozni a Képzettség leírásánál</text:p>
      <text:p text:style-name="P3"/>
      <text:p text:style-name="P3"/>
      <text:h text:style-name="P81" text:outline-level="4"><text:bookmark-start text:name="__RefHeading___Toc16777_1791843891"/>Írástudó - <text:s/>TODO_KEPZETTSEGEK_#9.<text:bookmark-end text:name="__RefHeading___Toc16777_1791843891"/></text:h>
      <text:p text:style-name="P3">Fortély, vagy könnyű képzettség? Esetleg többfokú fortély? (én ezt támogatnám)</text:p>
      <text:p text:style-name="P3">Pl. „ügyvéd” karakternél</text:p>
      <text:p text:style-name="P3"/>
      <text:p text:style-name="Standard"/>
      <text:p text:style-name="Standard"/>
      <text:h text:style-name="P78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9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135388217456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136007032848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136007031696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136007031408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13600703227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136007030832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3699860822" text:style-name="L3">
        <text:list-item>
          <text:p text:style-name="P104">Képzettségeket (KP igényük 1:1-ben számít be)</text:p>
        </text:list-item>
        <text:list-item>
          <text:p text:style-name="P105">Fortélyok (nehéz a KP-sítésük..., esetleg annak a fortélynak a táp-kategória KP-igénye)</text:p>
        </text:list-item>
        <text:list-item>
          <text:p text:style-name="P104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13600703256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136193239136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136193237120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136193240576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136193239712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13619323740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136193235392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970190115" text:style-name="L4">
        <text:list-item>
          <text:p text:style-name="P89">Tfh az első oszlopot használjuk (1. verzió)</text:p>
        </text:list-item>
        <text:list-item>
          <text:p text:style-name="P89">Megsaccoljuk, hogy mennyire tápos és azt mondjuk, hogy ez pl. a 3. táp-kategóriába tesszük</text:p>
        </text:list-item>
        <text:list-item>
          <text:p text:style-name="P108">Így a követelményekre 80KP-t kell költeni. Jelenleg:</text:p>
        </text:list-item>
        <text:list-item>
          <text:p text:style-name="P89">Harcmodor-6.szint: 46KP</text:p>
        </text:list-item>
        <text:list-item>
          <text:p text:style-name="P89">Ügyesség +1 <text:s/><text:span text:style-name="T21">→</text:span><text:span text:style-name="T22"> 10KP</text:span></text:p>
        </text:list-item>
        <text:list-item>
          <text:p text:style-name="P109">Összesen: 46+10=56KP, tehát még 80-56=24KP-nyi követelményt kéne betenni.</text:p>
        </text:list-item>
      </text:list>
      <text:p text:style-name="P50"/>
      <text:h text:style-name="Heading_20_4" text:outline-level="4"><text:bookmark-start text:name="__RefHeading___Toc16785_1791843891"/><text:span text:style-name="T34">Háttér fortélyok kidolgozása - </text:span>TODO_FORTÉLY_#10<text:bookmark-end text:name="__RefHeading___Toc16785_1791843891"/></text:h>
      <text:p text:style-name="P49"/>
      <text:p text:style-name="P49">→ Pl. <text:s/></text:p>
      <text:list xml:id="list2145958704" text:style-name="L5">
        <text:list-item>
          <text:p text:style-name="P110">Fajok (Udvari Ork, stb) <text:s/>(2 fok (30 KP)??)</text:p>
        </text:list-item>
        <text:list-item>
          <text:p text:style-name="P110">Kiválasztott</text:p>
        </text:list-item>
        <text:list-item>
          <text:p text:style-name="P111"><text:span text:style-name="T23">s</text:span><text:span text:style-name="T22">tb.</text:span></text:p>
        </text:list-item>
      </text:list>
      <text:p text:style-name="P49"/>
      <text:p text:style-name="P49"/>
      <text:h text:style-name="P78" text:outline-level="1"><text:bookmark-start text:name="__RefHeading___Toc16787_1791843891"/>Tradíciók (fejlesztés)<text:bookmark-end text:name="__RefHeading___Toc16787_1791843891"/></text:h>
      <text:h text:style-name="Heading_20_3" text:outline-level="3"><text:bookmark-start text:name="__RefHeading___Toc16789_1791843891"/>TODO (Tradíciók)<text:bookmark-end text:name="__RefHeading___Toc16789_1791843891"/></text:h>
      <text:p text:style-name="Text_20_body">#2: Tisztázni a Slant</text:p>
      <text:p text:style-name="Text_20_body"/>
      <text:p text:style-name="Text_20_body">#3: Amit később is fel lehet venni, ott megvizsgálni, hogy az 50KP elköltése szintlépéskor nem okoz-e gondot...</text:p>
      <text:p text:style-name="Text_20_body"/>
      <text:p text:style-name="P48"/>
      <text:h text:style-name="P78" text:outline-level="1"><text:bookmark-start text:name="__RefHeading___Toc16791_1791843891"/>Harcrendszer (fejlesztés)<text:bookmark-end text:name="__RefHeading___Toc16791_1791843891"/></text:h>
      <text:h text:style-name="P79" text:outline-level="3"><text:bookmark-start text:name="__RefHeading___Toc16793_1791843891"/>Problémák (megoldandók) (harcrendszer)<text:bookmark-end text:name="__RefHeading___Toc16793_1791843891"/></text:h>
      <text:h text:style-name="Heading_20_4" text:outline-level="4"><text:bookmark-start text:name="__RefHeading___Toc16795_1791843891"/>Testrészre támadás<text:span text:style-name="T1"> – PROB_HARC_#59.</text:span><text:bookmark-end text:name="__RefHeading___Toc16795_1791843891"/></text:h>
      <text:list xml:id="list3639562306" text:style-name="L6">
        <text:list-item>
          <text:p text:style-name="P90">A Harci anatómia erre is adjon bónuszt..?</text:p>
        </text:list-item>
      </text:list>
      <text:h text:style-name="Heading_20_4" text:outline-level="4"><text:bookmark-start text:name="__RefHeading___Toc16797_1791843891"/>Nem harci sebződések – PROB_HARC_#57.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7">A varázslók hogyan célozzanak ha lőni akarnak pl. tüzet, villámot, stb?</text:p>
      <text:p text:style-name="P47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73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7"/>
      <text:p text:style-name="Text_20_body"/>
      <text:h text:style-name="P82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több ellenféllel</text:p>
          </table:table-cell>
          <table:table-cell table:style-name="Táblázat3.A2" office:value-type="string">
            <text:p text:style-name="P35">-10VÉ / + ellenfél<text:line-break/>( az egyedül levőnek)</text:p>
          </table:table-cell>
          <table:table-cell table:style-name="Táblázat3.C2" office:value-type="string">
            <text:p text:style-name="P36">Azaz <text:span text:style-name="T13">2 </text:span>ellenfél esetén -10VÉ, <text:span text:style-name="T13">3</text:span> ellenfél esetén -20VÉ, stb.</text:p>
            <text:p text:style-name="P36">Pajzs (<text:span text:style-name="T18">milyen méretű pajzs?</text:span>)használata esetén csak <text:span text:style-name="T13">3 </text:span>ellenféltől jár levonás:</text:p>
            <text:p text:style-name="P36">2 ellenfél esetén nincs levonás, 3 esetén -10VÉ, stb.</text:p>
          </table:table-cell>
        </table:table-row>
        <table:table-row table:style-name="Táblázat3.1">
          <table:table-cell table:style-name="Táblázat3.A2" office:value-type="string">
            <text:p text:style-name="P35">Meglepetés</text:p>
          </table:table-cell>
          <table:table-cell table:style-name="Táblázat3.A2" office:value-type="string">
            <text:p text:style-name="P38">+20 TÉ</text:p>
          </table:table-cell>
          <table:table-cell table:style-name="Táblázat3.C2" office:value-type="string">
            <text:p text:style-name="P36">A támadó kapja a módosítót.</text:p>
            <text:p text:style-name="P41">Pajzs VÉ ne számítson ilyenkor?</text:p>
          </table:table-cell>
        </table:table-row>
        <table:table-row table:style-name="Táblázat3.1">
          <table:table-cell table:style-name="Táblázat3.A2" office:value-type="string">
            <text:p text:style-name="P35">Támadás hátulról</text:p>
          </table:table-cell>
          <table:table-cell table:style-name="Táblázat3.A2" office:value-type="string">
            <text:p text:style-name="P40">+10 TÉ</text:p>
          </table:table-cell>
          <table:table-cell table:style-name="Táblázat3.C2" office:value-type="string">
            <text:p text:style-name="P36">A támadó kapja a módosítót.</text:p>
            <text:p text:style-name="P41">Pajzs VÉ ne számítson ilyenkor?</text:p>
          </table:table-cell>
        </table:table-row>
        <table:table-row table:style-name="Táblázat3.1">
          <table:table-cell table:style-name="Táblázat3.A2" office:value-type="string">
            <text:p text:style-name="P35">Támadás félhátulról</text:p>
          </table:table-cell>
          <table:table-cell table:style-name="Táblázat3.A2" office:value-type="string">
            <text:p text:style-name="P40">+5 TÉ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5">Megrendült állapot</text:p>
          </table:table-cell>
          <table:table-cell table:style-name="Táblázat3.A2" office:value-type="string">
            <text:p text:style-name="P40">-10KÉ, -20TÉ, -2 Sebzés</text:p>
          </table:table-cell>
          <table:table-cell table:style-name="Táblázat3.C2" office:value-type="string">
            <text:p text:style-name="P41">Legyen?</text:p>
          </table:table-cell>
        </table:table-row>
        <table:table-row table:style-name="Táblázat3.1">
          <table:table-cell table:style-name="Táblázat3.A2" office:value-type="string">
            <text:p text:style-name="P35">Észrevétlen támadás</text:p>
          </table:table-cell>
          <table:table-cell table:style-name="Táblázat3.A2" office:value-type="string">
            <text:p text:style-name="P38">Áldozat Védő Értéke:</text:p>
            <text:p text:style-name="P38">mozgás jellegétől függő VÉ</text:p>
          </table:table-cell>
          <table:table-cell table:style-name="Táblázat3.C2" office:value-type="string">
            <table:table table:name="Táblázat39" table:style-name="Táblázat39">
              <table:table-column table:style-name="Táblázat39.A"/>
              <table:table-column table:style-name="Táblázat39.B"/>
              <table:table-row table:style-name="TableLine2136193238272">
                <table:table-cell table:style-name="Táblázat39.A1" office:value-type="string">
                  <text:p text:style-name="P44">Célpont mozgásának jellege</text:p>
                </table:table-cell>
                <table:table-cell table:style-name="Táblázat39.B1" office:value-type="string">
                  <text:p text:style-name="P44">VÉ</text:p>
                </table:table-cell>
              </table:table-row>
              <table:table-row table:style-name="TableLine2136193241728">
                <table:table-cell table:style-name="Táblázat39.A2" office:value-type="string">
                  <text:p text:style-name="P45">Álló helyzet <text:line-break/>(vagy lassan sétáló hátulról)</text:p>
                </table:table-cell>
                <table:table-cell table:style-name="Táblázat39.B2" office:value-type="string">
                  <text:p text:style-name="P45">0</text:p>
                </table:table-cell>
              </table:table-row>
              <table:table-row table:style-name="TableLine2134742641296">
                <table:table-cell table:style-name="Táblázat39.A2" office:value-type="string">
                  <text:p text:style-name="P45">Lassú egyenletes (séta)</text:p>
                </table:table-cell>
                <table:table-cell table:style-name="Táblázat39.B2" office:value-type="string">
                  <text:p text:style-name="P45">20</text:p>
                </table:table-cell>
              </table:table-row>
              <table:table-row table:style-name="TableLine2134742636400">
                <table:table-cell table:style-name="Táblázat39.A2" office:value-type="string">
                  <text:p text:style-name="P45">Egyenletes kocogás</text:p>
                </table:table-cell>
                <table:table-cell table:style-name="Táblázat39.B2" office:value-type="string">
                  <text:p text:style-name="P45">40</text:p>
                </table:table-cell>
              </table:table-row>
              <table:table-row table:style-name="TableLine2134742635536">
                <table:table-cell table:style-name="Táblázat39.A2" office:value-type="string">
                  <text:p text:style-name="P45">Sprint egyenes vonalon</text:p>
                </table:table-cell>
                <table:table-cell table:style-name="Táblázat39.B2" office:value-type="string">
                  <text:p text:style-name="P45">60</text:p>
                </table:table-cell>
              </table:table-row>
              <table:table-row table:style-name="TableLine2134742636112">
                <table:table-cell table:style-name="Táblázat39.A2" office:value-type="string">
                  <text:p text:style-name="P45">Lassú kiszámíthatatlan</text:p>
                </table:table-cell>
                <table:table-cell table:style-name="Táblázat39.B2" office:value-type="string">
                  <text:p text:style-name="P45">40</text:p>
                </table:table-cell>
              </table:table-row>
              <table:table-row table:style-name="TableLine2134742636976">
                <table:table-cell table:style-name="Táblázat39.A2" office:value-type="string">
                  <text:p text:style-name="P45">Közepesen gyors, kiszámíthatatlan</text:p>
                </table:table-cell>
                <table:table-cell table:style-name="Táblázat39.B2" office:value-type="string">
                  <text:p text:style-name="P45">70</text:p>
                </table:table-cell>
              </table:table-row>
              <table:table-row table:style-name="TableLine2134742642736">
                <table:table-cell table:style-name="Táblázat39.A2" office:value-type="string">
                  <text:p text:style-name="P45">Gyors, kiszámíthatatlan</text:p>
                </table:table-cell>
                <table:table-cell table:style-name="Táblázat39.B2" office:value-type="string">
                  <text:p text:style-name="P45">100</text:p>
                </table:table-cell>
              </table:table-row>
            </table:table>
            <text:p text:style-name="P36"/>
            <text:p text:style-name="P36">Követelménye: Sikeres „Lopakodás/rejtőzés” vs <text:s/>„Észlelés” ellenpróba </text:p>
            <text:p text:style-name="P39">Az Észrevétlen támadás több harci taktika követelménye <text:line-break/>(pl. Orvtámadás)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8" office:value-type="string">
            <text:p text:style-name="P38">TODO</text:p>
          </table:table-cell>
          <table:table-cell table:style-name="Táblázat3.C8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40">Lóról leesés</text:p>
          </table:table-cell>
          <table:table-cell table:style-name="Táblázat3.A2" office:value-type="string">
            <text:p text:style-name="P40">Ezt ne ide!!!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40">TODO</text:p>
          </table:table-cell>
          <table:table-cell table:style-name="Táblázat3.C2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642119561" text:style-name="L7">
        <text:list-item>
          <text:p text:style-name="P112">Követelmény: Meglepetés, vagy Észrevétlen támadás kell hozzá (Sikeres Lopakodás)</text:p>
        </text:list-item>
        <text:list-item>
          <text:p text:style-name="P113">Tehát olyan, mint egy sikeres Manőver Előkészítés, ami után lehet dobni a Végrehajtást, azaz:</text:p>
        </text:list-item>
        <text:list-item>
          <text:p text:style-name="P115">Sima sikeres támadás +20 TÉ-vel. De az már túl könnyű! Mert a meglepetés is pluszt ad (+20 TÉ)!</text:p>
        </text:list-item>
        <text:list-item>
          <text:p text:style-name="P116"><text:span text:style-name="_5b_RPG_5d__20_Kiemelt_20_kifejezés"><text:span text:style-name="T4">Megérzés:</text:span></text:span></text:p>
        </text:list-item>
        <text:list-item>
          <text:p text:style-name="P114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679429703" text:style-name="L8">
        <text:list-item>
          <text:p text:style-name="P118">Ha Manőver, a KM ne mondja el rögtön, hogy sikerült-e a próba. <text:span text:style-name="T29">Csak a kör ??? végén.</text:span></text:p>
        </text:list-item>
        <text:list-item>
          <text:p text:style-name="P120">Mennyi időbe telik a mögékerülés????</text:p>
        </text:list-item>
        <text:list-item>
          <text:p text:style-name="P118">Csak Manőver-próbából áll</text:p>
        </text:list-item>
        <text:list-item>
          <text:p text:style-name="P117">Hogyan férhet hozzá egy karakter a társ által takart ellenfélhez?</text:p>
        </text:list-item>
        <text:list-item>
          <text:p text:style-name="P119">Nyílt terepen?</text:p>
        </text:list-item>
        <text:list-item>
          <text:p text:style-name="P119">És folyósón?</text:p>
        </text:list-item>
        <text:list-item>
          <text:p text:style-name="P117">Hogyan tud a hátába kerülni?</text:p>
        </text:list-item>
        <text:list-item>
          <text:p text:style-name="P121"><text:soft-page-break/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3219066470" text:style-name="L9">
        <text:list-item>
          <text:list>
            <text:list-item>
              <text:p text:style-name="P122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22">Alkalmatlan fegyverrel</text:p>
              <text:list>
                <text:list-item>
                  <text:p text:style-name="P123">TÉ: -20</text:p>
                </text:list-item>
                <text:list-item>
                  <text:p text:style-name="P124">kardok, buzogányok, stb</text:p>
                </text:list-item>
              </text:list>
            </text:list-item>
            <text:list-item>
              <text:p text:style-name="P122">Félig alkalmas fegyverrel</text:p>
              <text:list>
                <text:list-item>
                  <text:p text:style-name="P123">TÉ: -10</text:p>
                </text:list-item>
              </text:list>
            </text:list-item>
            <text:list-item>
              <text:p text:style-name="P122">Alkalmas fegyverrel</text:p>
              <text:list>
                <text:list-item>
                  <text:p text:style-name="P122">nincs levonás</text:p>
                </text:list-item>
                <text:list-item>
                  <text:p text:style-name="P125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7"/>
      <text:h text:style-name="Heading_20_4" text:outline-level="4"><text:bookmark-start text:name="__RefHeading___Toc16809_1791843891"/><text:span text:style-name="_5b_RPG_5d__20_Kiemelt_20_kifejezés"><text:span text:style-name="T24">Garott használat <text:s/>- <text:s/>PROB_HARC_#11.</text:span></text:span><text:bookmark-end text:name="__RefHeading___Toc16809_1791843891"/></text:h>
      <text:list xml:id="list4076133217" text:style-name="L10">
        <text:list-item>
          <text:p text:style-name="P126">Csak Közelharc harcmodorban lehet használni</text:p>
        </text:list-item>
        <text:list-item>
          <text:p text:style-name="P126">Követelmény: Orvtámadás fortély <text:s/>(1.fok) + Észrevétlen támadás</text:p>
        </text:list-item>
        <text:list-item>
          <text:p text:style-name="P126">Sebzés: 1.körben +8 SP, később körönkén<text:span text:style-name="T1">t +4 SP.</text:span></text:p>
        </text:list-item>
        <text:list-item>
          <text:p text:style-name="P126">Szabadulás: </text:p>
        </text:list-item>
        <text:list-item>
          <text:p text:style-name="P128">Belharci szitu?</text:p>
        </text:list-item>
        <text:list-item>
          <text:p text:style-name="P127">TÉ: -30 ; VÉ: -40</text:p>
        </text:list-item>
      </text:list>
      <text:list xml:id="list1395656857" text:style-name="L11">
        <text:list-item>
          <text:p text:style-name="P91">A Garott használója is kiszolgáltatott külső támadó ellen:</text:p>
        </text:list-item>
        <text:list-item>
          <text:p text:style-name="P136">Élő pajzs „manőver”: beforgatni magad elé az áldozatot, hogy ne férjenek hozzád. Ezt hogy?</text:p>
        </text:list-item>
        <text:list-item>
          <text:p text:style-name="P91">Harc helyhez kötve</text:p>
        </text:list-item>
      </text:list>
      <text:p text:style-name="P51"/>
      <text:p text:style-name="P52"/>
      <text:p text:style-name="P52">Lapozz egyet a harci kidolgozandókhoz!</text:p>
      <text:p text:style-name="P56"><text:s/>↓</text:p>
      <text:h text:style-name="P80" text:outline-level="3"><text:bookmark-start text:name="__RefHeading___Toc16811_1791843891"/>TODO (kidolgozandók) (harcrendszer)<text:bookmark-end text:name="__RefHeading___Toc16811_1791843891"/></text:h>
      <text:h text:style-name="P83" text:outline-level="4"><text:bookmark-start text:name="__RefHeading___Toc16813_1791843891"/>Vértek, páncélok <text:s/>– TODO_HARC_#29.<text:bookmark-end text:name="__RefHeading___Toc16813_1791843891"/></text:h>
      <text:list xml:id="list1929341857" text:style-name="L12">
        <text:list-item>
          <text:p text:style-name="P139">1 MGT → -1/5 mozgást igénylő képzettségpróbákra )</text:p>
        </text:list-item>
        <text:list-item>
          <text:p text:style-name="P139">Vértviselet – 3.foknál</text:p>
        </text:list-item>
        <text:list-item>
          <text:p text:style-name="P140">félvért esetén +5VÉ, teljes vért esetén +10VÉ járjon (jelenleg ez van)</text:p>
        </text:list-item>
        <text:list-item>
          <text:p text:style-name="P106">DE... NE járjon meglepetéskor, hátulról, félhá<text:span text:style-name="T33">t</text:span>ulról támadásnál, ismeretlen támadási forma ellen (KM dönt)!</text:p>
        </text:list-item>
        <text:list-item>
          <text:p text:style-name="P141">Fáradás, kimerültség full vértben</text:p>
        </text:list-item>
        <text:list-item>
          <text:p text:style-name="P142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9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82" text:outline-level="4"><text:bookmark-start text:name="__RefHeading___Toc16815_1791843891"/><text:span text:style-name="T31">Pajzsok, Alkarvédők</text:span> <text:span text:style-name="_5b_RPG_5d__20_Kiemelt_20_kifejezés"><text:s/>– TODO_HARC_#15.</text:span><text:bookmark-end text:name="__RefHeading___Toc16815_1791843891"/></text:h>
      <text:list xml:id="list3924804823" text:style-name="L13">
        <text:list-item>
          <text:p text:style-name="P143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43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43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13474263928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135376917808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13474264187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135376918672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135376920976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135376919824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3299690490" text:style-name="L14">
              <text:list-item>
                <text:p text:style-name="P173">A TÉ levonás csökken (lásd a táblázatot)</text:p>
              </text:list-item>
              <text:list-item>
                <text:p text:style-name="P175">MGT számítson itt? Vagy határok legyenek?</text:p>
              </text:list-item>
            </text:list>
            <text:p text:style-name="P32">2.fok: </text:p>
            <text:list xml:id="list231753981419166" text:continue-list="list3299690490" text:style-name="L14">
              <text:list-item text:start-value="1">
                <text:p text:style-name="P173">A TÉ levonás csökken (lásd a táblázatot)</text:p>
              </text:list-item>
              <text:list-item>
                <text:p text:style-name="P173">MGT: harcban nem érvényesül a pajzs MGT büntetése.</text:p>
              </text:list-item>
              <text:list-item>
                <text:p text:style-name="P173">Támadhatsz is a pajzzsal.</text:p>
              </text:list-item>
              <text:list-item>
                <text:p text:style-name="P174">Ha csak pajzs van nálad, akkor azzal</text:p>
              </text:list-item>
              <text:list-item>
                <text:p text:style-name="P174">Ha fegyver is van nálad: akkor VAGY a fegyverrel VAGY a pajzzsal támadhatsz.</text:p>
              </text:list-item>
              <text:list-item>
                <text:p text:style-name="P173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51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65">Fegyver</text:p>
          </table:table-cell>
          <table:table-cell table:style-name="Táblázat57.A2" office:value-type="string">
            <text:p text:style-name="P65">SP</text:p>
          </table:table-cell>
          <table:table-cell table:style-name="Táblázat57.A2" office:value-type="string">
            <text:p text:style-name="P65">Átütés</text:p>
          </table:table-cell>
          <table:table-cell table:style-name="Táblázat57.A2" office:value-type="string">
            <text:p text:style-name="P65">Pengehossz</text:p>
          </table:table-cell>
          <table:table-cell table:style-name="Táblázat57.A2" office:value-type="string">
            <text:p text:style-name="P65">KÉ</text:p>
          </table:table-cell>
          <table:table-cell table:style-name="Táblázat57.A2" office:value-type="string">
            <text:p text:style-name="P65">TÉ</text:p>
          </table:table-cell>
          <table:table-cell table:style-name="Táblázat57.A2" office:value-type="string">
            <text:p text:style-name="P65">VÉ</text:p>
          </table:table-cell>
          <table:table-cell table:style-name="Táblázat57.A2" office:value-type="string">
            <text:p text:style-name="P66">Sebesség</text:p>
          </table:table-cell>
          <table:table-cell table:style-name="Táblázat57.I2" office:value-type="string">
            <text:p text:style-name="P65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334385016" text:style-name="L15">
        <text:list-item>
          <text:p text:style-name="P92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9"><text:soft-page-break/>Pajzs MGT-ket meghatározni (Hátra kapva kevesebb levonás)</text:p>
        </text:list-item>
      </text:list>
      <text:list xml:id="list276557078" text:style-name="L16">
        <text:list-item>
          <text:p text:style-name="P144">Pajzs vs. erőből forgatott fegyver</text:p>
        </text:list-item>
      </text:list>
      <text:list xml:id="list2215325129" text:style-name="L17">
        <text:list-item>
          <text:p text:style-name="P130">A csapás védése is fájdalmas lehet (esetleg plusz VÉ csökkenés az erőbónusz arányában?)</text:p>
        </text:list-item>
        <text:list-item>
          <text:p text:style-name="P130">Márk: Erő különbség számít, zúzó fegyverek (???)</text:p>
        </text:list-item>
      </text:list>
      <text:list xml:id="list2821310611" text:style-name="L18">
        <text:list-item>
          <text:p text:style-name="P145">Harc csak pajzzsal</text:p>
        </text:list-item>
        <text:list-item>
          <text:p text:style-name="P146">Egyes fegyverek sebzése csökkenjen, ha a másik kézben pajzs van. Pl. az olyanoké, amikre másik kézzel rá szoktak segíteni.</text:p>
        </text:list-item>
        <text:list-item>
          <text:p text:style-name="P146">Láncos fegyverek ellen nem véd a pajzs (vagy csak kevesebbet)</text:p>
        </text:list-item>
        <text:list-item>
          <text:p text:style-name="P147">Kis pajzs nem véd</text:p>
        </text:list-item>
        <text:list-item>
          <text:p text:style-name="P147">Közepes és nagy pajzs VÉ-je feleződik</text:p>
        </text:list-item>
      </text:list>
      <text:list xml:id="list62977588" text:style-name="L19">
        <text:list-item>
          <text:p text:style-name="P149">Ha egy karakter kard + pajzs kombóval harcol és a kardot kiverik a kezéből, akkor milyen harcértékekkel harcol tovább?</text:p>
        </text:list-item>
      </text:list>
      <text:list xml:id="list2335881723" text:style-name="L20">
        <text:list-item>
          <text:p text:style-name="P150"><text:span text:style-name="T13">Pajzshasználat 1.foknál:</text:span> levonás a TÉ-re ?? vagy pajzsának TÉ-je: 0</text:p>
        </text:list-item>
        <text:list-item>
          <text:p text:style-name="P150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51">Közrefogás esetén csak a 3. ellenféltől kezdődik a plusz ellenfelenként járó -10VÉ</text:p>
        </text:list-item>
        <text:list-item>
          <text:p text:style-name="P150">Kérdés: milyen méretű pajzstól kezdve?</text:p>
        </text:list-item>
      </text:list>
      <text:h text:style-name="P85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53">Esetleg lehetne nagyobb sebzése, de az SFÉ 2x, vagy 3x annyit védjen ellene.</text:p>
      <text:h text:style-name="P85" text:outline-level="4"><text:bookmark-start text:name="__RefHeading___Toc16823_1791843891"/>Fegyverek – TODO_HARC_#27.<text:bookmark-end text:name="__RefHeading___Toc16823_1791843891"/></text:h>
      <text:h text:style-name="P87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135483784976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135483782960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</text:p>
          </table:table-cell>
        </table:table-row>
        <table:table-row table:style-name="TableLine213548378468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135483785840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1479436429" text:style-name="L21">
        <text:list-item>
          <text:p text:style-name="P152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168991161" text:style-name="L22">
        <text:list-item>
          <text:p text:style-name="P93">hárítótőrre figyelni</text:p>
        </text:list-item>
        <text:list-item>
          <text:p text:style-name="P93">Páncélszúró tőrök! -&gt; Alacsonyabb harcérték, de van nagy átütése!!</text:p>
        </text:list-item>
        <text:list-item>
          <text:p text:style-name="P93"><text:soft-page-break/>alabárd talán a legjobb páncélok ellen. Nagy átütés!!</text:p>
        </text:list-item>
        <text:list-item>
          <text:p text:style-name="P93">parittya: lehet nagy sebzése, de az SFÉ duplán számítson ellene (vagy SFÉ bónusz)</text:p>
        </text:list-item>
        <text:list-item>
          <text:p text:style-name="P93">hajítótőr: legyen kevésbé halálos. A történelemben se jött be igazán. SFÉ bónusz esetleg..</text:p>
        </text:list-item>
        <text:list-item>
          <text:p text:style-name="P93">jatagán != handzsár</text:p>
        </text:list-item>
        <text:list-item>
          <text:p text:style-name="P93">rapír nagy fegyverek ellen </text:p>
        </text:list-item>
        <text:list-item>
          <text:p text:style-name="P153">Olyan fegyver ellen, amik nem háríthatóak csuklóból: VÉ csökk??</text:p>
        </text:list-item>
        <text:list-item>
          <text:p text:style-name="P153">Pusztító fegyverek ellen fokozottan!!!</text:p>
        </text:list-item>
        <text:list-item>
          <text:p text:style-name="P153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2135483778640">
          <table:table-cell table:style-name="Táblázat37.A1" office:value-type="string">
            <text:p text:style-name="P67"/>
          </table:table-cell>
          <table:table-cell table:style-name="Táblázat37.B1" office:value-type="string">
            <text:p text:style-name="P67">Előny/hátrány</text:p>
          </table:table-cell>
        </table:table-row>
        <table:table-row table:style-name="TableLine2135388428896">
          <table:table-cell table:style-name="Táblázat37.A2" office:value-type="string">
            <text:p text:style-name="P67">Vágás</text:p>
          </table:table-cell>
          <table:table-cell table:style-name="Táblázat37.B2" office:value-type="string">
            <text:list xml:id="list3730590991" text:style-name="L23">
              <text:list-item>
                <text:p text:style-name="P100">nagy sebzés (+)</text:p>
              </text:list-item>
              <text:list-item>
                <text:p text:style-name="P100">könnyebben gyógyuló seb (-)</text:p>
              </text:list-item>
              <text:list-item>
                <text:p text:style-name="P100">a páncélok jól védenek ellene (-)</text:p>
              </text:list-item>
            </text:list>
          </table:table-cell>
        </table:table-row>
        <table:table-row table:style-name="TableLine2135388425728">
          <table:table-cell table:style-name="Táblázat37.A2" office:value-type="string">
            <text:p text:style-name="P67">Szúrás</text:p>
          </table:table-cell>
          <table:table-cell table:style-name="Táblázat37.B2" office:value-type="string">
            <text:list xml:id="list231753906826877" text:continue-list="list3730590991" text:style-name="L23">
              <text:list-item text:start-value="1">
                <text:p text:style-name="P100">közepes sebzés</text:p>
              </text:list-item>
              <text:list-item>
                <text:p text:style-name="P100">átlagosan gyógyuló seb</text:p>
              </text:list-item>
              <text:list-item>
                <text:p text:style-name="P100">a páncélok <text:span text:style-name="T18">jól védenek ellene?</text:span></text:p>
              </text:list-item>
              <text:list-item>
                <text:p text:style-name="P100">egyes szúrófegyvereknek van Átütése</text:p>
              </text:list-item>
            </text:list>
          </table:table-cell>
        </table:table-row>
        <table:table-row table:style-name="TableLine2135388430048">
          <table:table-cell table:style-name="Táblázat37.A2" office:value-type="string">
            <text:p text:style-name="P67">Zúzás</text:p>
          </table:table-cell>
          <table:table-cell table:style-name="Táblázat37.B2" office:value-type="string">
            <text:list xml:id="list231755463975839" text:continue-list="list231753906826877" text:style-name="L23">
              <text:list-item text:start-value="1">
                <text:p text:style-name="P101">Sebzés nagysága??</text:p>
              </text:list-item>
              <text:list-item>
                <text:p text:style-name="P100">nagyon nehezen gyógyul</text:p>
              </text:list-item>
              <text:list-item>
                <text:p text:style-name="P101">páncélok alig védenek ellene (lemezvért is?? vagy az véd?)</text:p>
              </text:list-item>
              <text:list-item>
                <text:p text:style-name="P100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101">Erőbónusz??</text:p>
              </text:list-item>
            </text:list>
          </table:table-cell>
        </table:table-row>
      </table:table>
      <text:p text:style-name="P11"/>
      <text:h text:style-name="P88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3856015132" text:style-name="L24">
        <text:list-item>
          <text:p text:style-name="P154">Alkarvédő </text:p>
        </text:list-item>
        <text:list-item>
          <text:p text:style-name="P155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56">Köpeny</text:p>
        </text:list-item>
        <text:list-item>
          <text:p text:style-name="P157">TODO</text:p>
        </text:list-item>
        <text:list-item>
          <text:p text:style-name="P156">Csatakesztyű</text:p>
        </text:list-item>
        <text:list-item>
          <text:p text:style-name="P157">TODO</text:p>
        </text:list-item>
        <text:list-item>
          <text:p text:style-name="P137">Tonfa: értékeit lásd a „Közelharci fegyverek harcértékei” fejezetben</text:p>
        </text:list-item>
        <text:list-item>
          <text:p text:style-name="P138">spec: <text:span text:style-name="T18">TODO</text:span></text:p>
        </text:list-item>
        <text:list-item>
          <text:p text:style-name="P137">Fejvadászkard: értékeit lásd a „Közelharci fegyverek harcértékei” fejezetben</text:p>
        </text:list-item>
        <text:list-item>
          <text:p text:style-name="P138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706077776" text:style-name="L25">
        <text:list-item>
          <text:p text:style-name="P131">Harcértékeket be kellene lőni.</text:p>
        </text:list-item>
        <text:list-item>
          <text:p text:style-name="P159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63">TODO: kidolgozni</text:p>
      <text:p text:style-name="P62">342. oldal az D20 alapkönyvben.</text:p>
      <text:list xml:id="list1371612555" text:style-name="L26">
        <text:list-item>
          <text:p text:style-name="P132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4195400470" text:style-name="L27">
        <text:list-item>
          <text:p text:style-name="P94">Átnézni az össze Manővert a táblázatban, ami piros, azt javítani/kidolgozni <text:soft-page-break/>(követelményekkel)</text:p>
        </text:list-item>
      </text:list>
      <text:list xml:id="list1675429775" text:style-name="L28">
        <text:list-item>
          <text:p text:style-name="P133">Ha elfogy a MFP, hogy legyen növelhető? (+10 KP elég béna)</text:p>
        </text:list-item>
        <text:list-item>
          <text:p text:style-name="P133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3869787109" text:style-name="L29">
        <text:list-item>
          <text:p text:style-name="P160">Van még 5-6, ami kidolgozatlan és elég sok apró hiány, vagy kérdéses (besárgított) rész a többiben</text:p>
        </text:list-item>
        <text:list-item>
          <text:p text:style-name="P134"><text:span text:style-name="_5b_RPG_5d__20_Kiemelt_20_kifejezés"><text:span text:style-name="T28">Távoltartás harci fortély - kidolg. (vagy ez manőver?)</text:span></text:span></text:p>
        </text:list-item>
      </text:list>
      <text:h text:style-name="P86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2378398387" text:style-name="L30">
        <text:list-item>
          <text:p text:style-name="P95">Lövészet, Hajítás: halálosak. Talán túlságosan is.</text:p>
        </text:list-item>
        <text:list-item>
          <text:p text:style-name="P161">Túl kicsi a fej szorzója</text:p>
        </text:list-item>
        <text:list-item>
          <text:p text:style-name="P161">sima nyíl: magas átütés, kis sebzés legyen</text:p>
        </text:list-item>
      </text:list>
      <text:list xml:id="list1390305771" text:style-name="L31">
        <text:list-item>
          <text:p text:style-name="P148">1.3.12 Lőfegyverek harcértékei (Harcrendszer dok)</text:p>
        </text:list-item>
        <text:list-item>
          <text:p text:style-name="P162"><text:span text:style-name="T20">A </text:span>Sebzést és Átütést a nyílhegy is meghatározza! <text:span text:style-name="T18">TODO</text:span></text:p>
        </text:list-item>
        <text:list-item>
          <text:p text:style-name="P107">1 helyen rögzített „lengő” anyagok könnyen megfoghatják a lövedékeket (pl. száradó ruha).</text:p>
        </text:list-item>
      </text:list>
      <text:h text:style-name="P84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5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54"><text:soft-page-break/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135388427744">
          <table:table-cell table:style-name="Táblázat48.A1" office:value-type="string">
            <text:p text:style-name="P61">A kör pihenéssel töltött idő alatt:</text:p>
            <text:p text:style-name="P61">VÉ regenerálódás = 50 + (Edzettség*10)</text:p>
          </table:table-cell>
        </table:table-row>
      </table:table>
      <text:p text:style-name="Text_20_body"/>
      <text:list xml:id="list2367855579" text:style-name="L32">
        <text:list-item>
          <text:p text:style-name="P163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2129850640" text:style-name="L33">
        <text:list-item>
          <text:p text:style-name="P96">pihenéssel NEM regenerálódnak!</text:p>
        </text:list-item>
        <text:list-item>
          <text:p text:style-name="P96">Tartós VÉ csökkenés: </text:p>
        </text:list-item>
        <text:list-item>
          <text:p text:style-name="P164">a.) 3 x ÉP veszteség</text:p>
        </text:list-item>
        <text:list-item>
          <text:p text:style-name="P165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426383478" text:style-name="L34">
        <text:list-item>
          <text:p text:style-name="P158">b.) Mi lenne, ha ugyanannyi lenne a tartós VÉ levonás, mint a TÉ levonások?! Az lehet h kevés...</text:p>
        </text:list-item>
      </text:list>
      <text:p text:style-name="P12"/>
      <text:list xml:id="list231754698356255" text:continue-list="list2129850640" text:style-name="L33">
        <text:list-item text:start-value="1">
          <text:p text:style-name="P166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135388430624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2">Életveszélyes seb<text:span text:style-name="T32"> </text:span></text:p>
            </table:table-cell>
          </table:table-row>
        </table:table-header-rows>
        <table:table-row table:style-name="TableLine2135388431200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6">0-25%</text:p>
          </table:table-cell>
          <table:table-cell table:style-name="Táblázat12.B2" office:value-type="string">
            <text:p text:style-name="P46">26-50%</text:p>
          </table:table-cell>
          <table:table-cell table:style-name="Táblázat12.B2" office:value-type="string">
            <text:p text:style-name="P46">50-75%</text:p>
          </table:table-cell>
          <table:table-cell table:style-name="Táblázat12.E2" office:value-type="string">
            <text:p text:style-name="P43">76%-100%</text:p>
          </table:table-cell>
        </table:table-row>
        <table:table-row table:style-name="TableLine2135388428608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2">Azonnal el kell látni, vagy pár percen belül halált okoz</text:p>
          </table:table-cell>
        </table:table-row>
        <table:table-row table:style-name="TableLine2135388424576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2">-1 ÉP / perc</text:p>
          </table:table-cell>
        </table:table-row>
      </table:table>
      <text:p text:style-name="Text_20_body"/>
      <text:p text:style-name="Text_20_body">Életerő Pontok visszanyerése:</text:p>
      <text:list xml:id="list2214069063" text:style-name="L35">
        <text:list-item>
          <text:p text:style-name="P97">Pihenéssel 1 ÉP / <text:s/>seb / nap</text:p>
        </text:list-item>
        <text:list-item>
          <text:p text:style-name="P167">Tehát minden seb külön gyógyul!</text:p>
        </text:list-item>
        <text:list-item>
          <text:p text:style-name="P167">Ellátás nélkül fennáll a fertőzés veszélye: naponta Edzettség próba a legnagyobb seb fele (felfelé kerekítve), mint célszám ellen</text:p>
        </text:list-item>
      </text:list>
      <text:p text:style-name="Text_20_body"><text:soft-page-break/></text:p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Lovas harc” fortély leírását!!!</text:span></text:span></text:p>
      <text:p text:style-name="P58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62">(Ezekhez nem adódik hozzá pluszban a Harc magasabbról módosítója!)</text:p>
      <text:list xml:id="list2095231135" text:style-name="L36">
        <text:list-item>
          <text:p text:style-name="P168">Körbevéve, beszorítva: ???</text:p>
        </text:list-item>
        <text:list-item>
          <text:p text:style-name="P135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4256197847" text:style-name="L37">
        <text:list-item>
          <text:p text:style-name="P169">Lovaglás képzettségpróba <text:span text:style-name="T18">xx</text:span> célszám ellen</text:p>
        </text:list-item>
        <text:list-item>
          <text:p text:style-name="P169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1004864594" text:style-name="L38">
        <text:list-item>
          <text:p text:style-name="P98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2161547676" text:style-name="L39">
        <text:list-item>
          <text:p text:style-name="P99">Lovaglás képzettségpróba <text:span text:style-name="T18">xx</text:span>-as célszám ellen</text:p>
        </text:list-item>
        <text:list-item>
          <text:p text:style-name="P170">Megfelelő mennyiségű hely a begyorsuláshoz (KM dönt)</text:p>
        </text:list-item>
      </text:list>
      <text:p text:style-name="Text_20_body"><text:span text:style-name="T17">Módosítók</text:span>:</text:p>
      <text:list xml:id="list231753874928346" text:continue-list="list1004864594" text:style-name="L38">
        <text:list-item text:start-value="1">
          <text:p text:style-name="P171"><text:span text:style-name="T18">xx </text:span>TÉ, <text:span text:style-name="T18">xx </text:span>VÉ</text:p>
        </text:list-item>
      </text:list>
      <text:p text:style-name="P62">(Ezekhez nem adódik hozzá pluszban a Harc magasabbról módosítója!)</text:p>
      <text:p text:style-name="P62">Ilyen támadásnál során a támadó dönthet, hogy támadása leadása (és ellenfele visszatámadása) után továbbgaloppozik, vagy megáll ellenfele mellett és állva/táncoltatva folytatja a harcot.</text:p>
      <text:h text:style-name="P78" text:outline-level="1"><text:bookmark-start text:name="__RefHeading___Toc16861_1791843891"/>Érzékelés, észlelés (fejlesztés)<text:bookmark-end text:name="__RefHeading___Toc16861_1791843891"/></text:h>
      <text:h text:style-name="Heading_20_3" text:outline-level="3"><text:bookmark-start text:name="__RefHeading___Toc16863_1791843891"/>TODO (Érzékelés, észlelés)<text:bookmark-end text:name="__RefHeading___Toc16863_1791843891"/></text:h>
      <text:p text:style-name="Text_20_body">#1: Szóba került, hogy esetleg a KM kaland után spontán növelhesse ingyen (csak vetesse meg KP-ból..?) a karakter Észlelését. </text:p>
      <text:p text:style-name="Text_20_body"/>
      <text:p text:style-name="Text_20_body">#2: Lopakodás/Rejtőzés vs Észlelés </text:p>
      <text:list xml:id="list403609666" text:style-name="L40">
        <text:list-item>
          <text:p text:style-name="P172">Mik a körülmény módosítók? </text:p>
        </text:list-item>
        <text:list-item>
          <text:p text:style-name="P172">Mi az alapeset?? Azaz mikor dobnak ellenpróbát a felek módosító nélkül? </text:p>
        </text:list-item>
      </text:list>
      <text:p text:style-name="P64"><text:s text:c="4"/>(Fényes nappal, vagy szürkületben? Tömegben, vagy kihalt utcán? Recsegő avaron, vagy sima talajon?) </text:p>
      <text:p text:style-name="Text_20_body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11T23:17:53.295000000</dc:date>
    <meta:editing-cycles>17</meta:editing-cycles>
    <meta:editing-duration>PT10H5M22S</meta:editing-duration>
    <meta:document-statistic meta:table-count="12" meta:image-count="0" meta:object-count="0" meta:page-count="20" meta:paragraph-count="549" meta:word-count="3840" meta:character-count="26156" meta:non-whitespace-character-count="22913"/>
    <meta:user-defined meta:name="Információ 1"/>
    <meta:user-defined meta:name="Információ 2"/>
    <meta:user-defined meta:name="Információ 3"/>
    <meta:user-defined meta:name="Információ 4"/>
  </office:meta>
</office:document-meta>
</file>